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ff00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 style:list-style-name="L1"/>
    <style:style style:name="P7" style:family="paragraph" style:parent-style-name="Standard" style:list-style-name="L2">
      <style:text-properties officeooo:paragraph-rsid="00034c9a"/>
    </style:style>
    <style:style style:name="P8" style:family="paragraph" style:parent-style-name="Standard" style:list-style-name="L2">
      <style:text-properties officeooo:rsid="00086387" officeooo:paragraph-rsid="00034c9a"/>
    </style:style>
    <style:style style:name="P9" style:family="paragraph" style:parent-style-name="Standard" style:list-style-name="L2">
      <style:text-properties fo:font-weight="normal" officeooo:rsid="000256b1" officeooo:paragraph-rsid="00034c9a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86387" officeooo:paragraph-rsid="00034c9a" style:font-weight-asian="normal" style:font-weight-complex="normal"/>
    </style:style>
    <style:style style:name="T1" style:family="text">
      <style:text-properties officeooo:rsid="000256b1"/>
    </style:style>
    <style:style style:name="T2" style:family="text">
      <style:text-properties officeooo:rsid="000575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IS 140U – Intro to Unix/Linux</text:p>
      <text:p text:style-name="P4">Lab 1 – Linux Installation</text:p>
      <text:p text:style-name="P5"/>
      <text:p text:style-name="P1">Part 1 – Create your Virtual Machine</text:p>
      <text:p text:style-name="Standard"/>
      <text:p text:style-name="P1">Log into the Virtual Server</text:p>
      <text:p text:style-name="Standard">Log into the following website from a computer connected to the non-SSAN classroom network and with a browser that is not Chrome. <text:s/>You can verify your network by checking your IP address. <text:s/>If you are in the 10.25.0.0/16 subnet then you should be fine. <text:s/><text:span text:style-name="T2">Firefox supports the virtual server plugin to Firefox version 51. <text:s/></text:span>Here is the <text:span text:style-name="T2">Virtual Server </text:span>URL:</text:p>
      <text:p text:style-name="Standard"/>
      <text:p text:style-name="Standard"><text:a xlink:type="simple" xlink:href="http://olivaw.lanecc.edu/" text:style-name="Internet_20_link" text:visited-style-name="Visited_20_Internet_20_Link">http://olivaw.lanecc.edu/</text:a></text:p>
      <text:p text:style-name="Standard"/>
      <text:p text:style-name="Standard">Use your L-number and PIN to authenticate.</text:p>
      <text:p text:style-name="Standard"/>
      <text:p text:style-name="P1">Create your virtual machine name</text:p>
      <text:p text:style-name="Standard">You are going to be creating a virtual machine for use <text:span text:style-name="T1">during only this lab</text:span>. <text:s/>You need to now generate the name that you will use for the VM and record it here.</text:p>
      <text:p text:style-name="Standard"/>
      <text:p text:style-name="Standard">The maximum length for a VM is 15 characters and all of the names need to be unique, so we need to make sure we follow this pattern. <text:s/>We will start with “cis140u” then a dash. <text:s/>After the dash we will add your initials up to three characters, then another dash. <text:s/>At this point we should have up to 12 characters and will have room for three more characters. <text:s/>Now think of a person, color, object, or something else that you like and take the first three characters from the name and add it to your VM name.</text:p>
      <text:p text:style-name="Standard"/>
      <text:p text:style-name="Standard">Example: If your name was Alice Aquamarine and you thought of quartz then your VM name might become “cis140u-aa-qua” (without the quotes). <text:s/>List the name below:</text:p>
      <text:p text:style-name="Standard"/>
      <text:p text:style-name="P3">VM Name: _____________________________ (3 point)</text:p>
      <text:p text:style-name="Standard"/>
      <text:p text:style-name="P1">Create the Virtual Machine</text:p>
      <text:p text:style-name="Standard">On the olivaw website follow these steps:</text:p>
      <text:list xml:id="list4122521864564001329" text:style-name="L1">
        <text:list-item>
          <text:p text:style-name="P6">Select the Catalog button at the top (should already be selected)</text:p>
        </text:list-item>
        <text:list-item>
          <text:p text:style-name="P6">Open the Linux Folder</text:p>
        </text:list-item>
        <text:list-item>
          <text:p text:style-name="P6">Open CentOS7 Bench Lab (This will create a Service Request)</text:p>
          <text:list>
            <text:list-item>
              <text:p text:style-name="P6">Catalog Selection</text:p>
              <text:list>
                <text:list-item>
                  <text:p text:style-name="P6">Press Next</text:p>
                </text:list-item>
              </text:list>
            </text:list-item>
            <text:list-item>
              <text:p text:style-name="P6">Deployment Configuration</text:p>
              <text:list>
                <text:list-item>
                  <text:p text:style-name="P6">Enter your VM Name in the VM Name or Prefix box</text:p>
                </text:list-item>
                <text:list-item>
                  <text:p text:style-name="P6">Enter your real full name in the Comment box</text:p>
                </text:list-item>
                <text:list-item>
                  <text:p text:style-name="P6">Press Next</text:p>
                </text:list-item>
              </text:list>
            </text:list-item>
            <text:list-item>
              <text:p text:style-name="P6">Custom Specification</text:p>
              <text:list>
                <text:list-item>
                  <text:p text:style-name="P6">Change Memory to 1.00 GB</text:p>
                </text:list-item>
                <text:list-item>
                  <text:p text:style-name="P6">Press Next</text:p>
                </text:list-item>
              </text:list>
            </text:list-item>
            <text:list-item>
              <text:p text:style-name="P6">Custom Workflow</text:p>
              <text:list>
                <text:list-item>
                  <text:p text:style-name="P6">Press Next</text:p>
                </text:list-item>
              </text:list>
            </text:list-item>
            <text:list-item>
              <text:p text:style-name="P6">Summary</text:p>
              <text:list>
                <text:list-item>
                  <text:p text:style-name="P6">Press Submit</text:p>
                </text:list-item>
              </text:list>
            </text:list-item>
          </text:list>
        </text:list-item>
        <text:list-item>
          <text:p text:style-name="P6"><text:soft-page-break/>Press OK at the Submit Result window</text:p>
        </text:list-item>
      </text:list>
      <text:p text:style-name="Standard"/>
      <text:p text:style-name="P1">Wait for your Virtual Machine to be created</text:p>
      <text:p text:style-name="Standard">For some reason, creating a lot of virtual machines all at once takes a long time. <text:s/>Additionally, the olivaw website is only a web front-end to the back-end process on the VMWare ESXi server that is creating the virtual machines. <text:s/>The creation of a virtual machine typically takes about 15 minutes to complete, so if it is done faster, smile and move on, but if it is still not done, just wait patiently. <text:s/>The virtual machine should be done in 15 minutes or less.</text:p>
      <text:p text:style-name="Standard"/>
      <text:p text:style-name="Standard">To see the virtual machines that have been created, Select the Virtual Resources button at the top and then click the “VMs” tab. <text:s/>You can filter the virtual machines that you own out using your full name in the filter box on the right side.</text:p>
      <text:p text:style-name="Standard"/>
      <text:p text:style-name="Standard">This screen does not automatically refresh, so you will need to manually click the refresh button to see progress as it is made.</text:p>
      <text:p text:style-name="Standard"/>
      <text:p text:style-name="P1">Connect to the Console</text:p>
      <text:p text:style-name="Standard">Follow the instructions from your instructor on connecting to the VMRC Console or other method of getting Console access to the Virtual Machine.</text:p>
      <text:p text:style-name="Standard"/>
      <text:p text:style-name="P1">Part 2 – Install your Operating System</text:p>
      <text:p text:style-name="P1"/>
      <text:p text:style-name="P1">Install Cent OS 7</text:p>
      <text:p text:style-name="Standard">Your text should provide some help in the installation, but basically, you need to just figure it out and do it once. <text:s/>Just make sure the following is done:</text:p>
      <text:p text:style-name="Standard"/>
      <text:list xml:id="list3954671865941017988" text:style-name="L2">
        <text:list-item>
          <text:p text:style-name="P8">Network &amp; Hostname</text:p>
          <text:list>
            <text:list-item>
              <text:p text:style-name="P9">Set your machine hostname to be the same as your VM name</text:p>
            </text:list-item>
            <text:list-item>
              <text:p text:style-name="P10">Turn your interface on</text:p>
            </text:list-item>
          </text:list>
        </text:list-item>
        <text:list-item>
          <text:p text:style-name="P8">Date &amp; Time</text:p>
          <text:list>
            <text:list-item>
              <text:p text:style-name="P8">Set the time zone to Los Angeles</text:p>
            </text:list-item>
          </text:list>
        </text:list-item>
        <text:list-item>
          <text:p text:style-name="P8">Software Selection</text:p>
          <text:list>
            <text:list-item>
              <text:p text:style-name="P7">Install the GNOME Desktop</text:p>
            </text:list-item>
          </text:list>
        </text:list-item>
      </text:list>
      <text:p text:style-name="Standard"/>
      <text:p text:style-name="Standard">Take a screen print of your virtual machine while the installation is happening. <text:s/>Paste the screen print below:</text:p>
      <text:p text:style-name="Standard"/>
      <text:p text:style-name="P2">&lt;Replace with a screen print of your installation (4 points)&gt;</text:p>
      <text:p text:style-name="Standard"/>
      <text:p text:style-name="Standard">After installation, press the Reboot button to reboot your virtual machine into the new operating system.</text:p>
      <text:p text:style-name="Standard"/>
      <text:p text:style-name="Standard">You will have to some post installation configurations.</text:p>
      <text:p text:style-name="Standard"/>
      <text:p text:style-name="P1">New Desktop</text:p>
      <text:p text:style-name="Standard">After installation is complete and you are on your on your system, take a screen of your new desktop. <text:s/>Paste the screen print of your Desktop below.</text:p>
      <text:p text:style-name="Standard"/>
      <text:p text:style-name="P2"><text:soft-page-break/>&lt;Replace with screen print of your Cent OS 7 Desktop (3 points)&gt;</text:p>
      <text:p text:style-name="Standard"/>
      <text:p text:style-name="P1">Part 3 – Upload to Moodle</text:p>
      <text:p text:style-name="Standard"/>
      <text:p text:style-name="Standard">Make sure this document has been completed. <text:s/>Once you are sure this document has been completed, make sure the document is saved. <text:s/>After you are sure the document has been saved, make sure you know which document you have saved and know how to navigate to it using your host operating system. <text:s/>Upload this document to Moodle. <text:s/>You will lose points if you upload an incorrect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7-04-19T10:19:13.794000000</dc:date>
    <meta:editing-duration>PT2H16M40S</meta:editing-duration>
    <meta:editing-cycles>10</meta:editing-cycles>
    <meta:generator>LibreOffice/5.1.0.3$Windows_X86_64 LibreOffice_project/5e3e00a007d9b3b6efb6797a8b8e57b51ab1f737</meta:generator>
    <meta:document-statistic meta:table-count="0" meta:image-count="0" meta:object-count="0" meta:page-count="3" meta:paragraph-count="56" meta:word-count="792" meta:character-count="4361" meta:non-whitespace-character-count="3623"/>
  </office:meta>
</office:document-meta>
</file>